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start" style:justify-single-word="false"/>
      <style:text-properties fo:color="#000000" fo:font-size="10pt" fo:font-style="italic" officeooo:rsid="0021fe1f" officeooo:paragraph-rsid="0021fe1f" style:font-size-asian="10pt" style:font-style-asian="italic" style:font-size-complex="10pt" style:font-style-complex="italic"/>
    </style:style>
    <style:style style:name="P2" style:family="paragraph" style:parent-style-name="Standard">
      <style:paragraph-properties fo:line-height="150%" fo:text-align="justify" style:justify-single-word="false"/>
      <style:text-properties style:font-name="Bitstream Vera Sans" fo:font-size="15pt" style:font-size-asian="15pt" style:font-size-complex="15pt"/>
    </style:style>
    <style:style style:name="P3" style:family="paragraph" style:parent-style-name="Standard">
      <style:paragraph-properties fo:line-height="150%" fo:text-align="justify" style:justify-single-word="false"/>
      <style:text-properties style:font-name="Bitstream Vera Sans" fo:font-size="15pt" fo:font-weight="bold" style:font-size-asian="15pt" style:font-weight-asian="bold" style:font-size-complex="15pt" style:font-weight-complex="bold"/>
    </style:style>
    <style:style style:name="P4" style:family="paragraph" style:parent-style-name="Standard">
      <style:paragraph-properties fo:line-height="150%" fo:text-align="justify" style:justify-single-word="false"/>
      <style:text-properties style:font-name="Bitstream Vera Sans" fo:font-size="12pt" fo:font-weight="bold" style:font-size-asian="12pt" style:font-weight-asian="bold" style:font-size-complex="12pt" style:font-weight-complex="bold"/>
    </style:style>
    <style:style style:name="P5" style:family="paragraph" style:parent-style-name="Standard">
      <style:paragraph-properties fo:line-height="150%" fo:text-align="justify" style:justify-single-word="false"/>
      <style:text-properties style:font-name="Bitstream Vera Sans" fo:font-size="12pt" fo:font-style="italic" officeooo:rsid="002fbec1" officeooo:paragraph-rsid="002fbec1" fo:background-color="transparent" style:font-size-asian="12pt" style:font-style-asian="italic" style:font-size-complex="12pt" style:font-style-complex="italic"/>
    </style:style>
    <style:style style:name="P6" style:family="paragraph" style:parent-style-name="Standard">
      <style:paragraph-properties fo:line-height="150%" fo:text-align="justify" style:justify-single-word="false"/>
      <style:text-properties fo:color="#000000" style:font-name="Bitstream Vera Sans" fo:font-size="18pt" style:font-size-asian="18pt" style:font-size-complex="18pt"/>
    </style:style>
    <style:style style:name="P7" style:family="paragraph" style:parent-style-name="Standard">
      <style:paragraph-properties fo:line-height="150%" fo:text-align="justify" style:justify-single-word="false"/>
      <style:text-properties fo:color="#000000" style:font-name="Bitstream Vera Sans" fo:font-size="18pt" style:text-underline-style="solid" style:text-underline-width="auto" style:text-underline-color="font-color" fo:background-color="transparent" style:font-size-asian="18pt" style:font-size-complex="18pt"/>
    </style:style>
    <style:style style:name="P8" style:family="paragraph" style:parent-style-name="Standard">
      <style:paragraph-properties fo:line-height="150%" fo:text-align="justify" style:justify-single-word="false"/>
      <style:text-properties style:font-name="Loma" fo:font-size="12pt" style:font-size-asian="12pt" style:font-size-complex="12pt"/>
    </style:style>
    <style:style style:name="P9" style:family="paragraph" style:parent-style-name="Standard">
      <style:paragraph-properties fo:line-height="150%" fo:text-align="justify" style:justify-single-word="false"/>
      <style:text-properties style:font-name="Loma" fo:font-size="12pt" fo:background-color="transparent" style:font-size-asian="12pt" style:font-size-complex="12pt"/>
    </style:style>
    <style:style style:name="P10" style:family="paragraph" style:parent-style-name="Horizontal_20_Line">
      <style:paragraph-properties fo:line-height="150%" fo:text-align="justify" style:justify-single-word="false"/>
      <style:text-properties style:font-name="Loma" fo:font-size="12pt" style:font-size-asian="12pt" style:font-size-complex="12pt"/>
    </style:style>
    <style:style style:name="P11" style:family="paragraph" style:parent-style-name="Standard" style:list-style-name="L1">
      <style:text-properties style:font-name="Loma" fo:font-size="12pt" style:font-size-asian="12pt" style:font-size-complex="12pt"/>
    </style:style>
    <style:style style:name="P12" style:family="paragraph" style:parent-style-name="Standard" style:list-style-name="L2">
      <style:text-properties style:font-name="Loma" fo:font-size="12pt" style:font-size-asian="12pt" style:font-size-complex="12pt"/>
    </style:style>
    <style:style style:name="P13" style:family="paragraph" style:parent-style-name="Standard" style:list-style-name="L3">
      <style:paragraph-properties fo:line-height="150%" fo:text-align="justify" style:justify-single-word="false"/>
      <style:text-properties style:font-name="Loma" fo:font-size="12pt" officeooo:rsid="002da2bd" officeooo:paragraph-rsid="002da2bd" style:font-size-asian="12pt" style:font-size-complex="12pt"/>
    </style:style>
    <style:style style:name="P14" style:family="paragraph" style:parent-style-name="Standard" style:list-style-name="L4">
      <style:paragraph-properties fo:line-height="150%" fo:text-align="justify" style:justify-single-word="false"/>
      <style:text-properties style:font-name="Loma" fo:font-size="12pt" officeooo:rsid="002e27eb" officeooo:paragraph-rsid="002e27eb" style:font-size-asian="12pt" style:font-size-complex="12pt"/>
    </style:style>
    <style:style style:name="P15" style:family="paragraph" style:parent-style-name="Standard" style:list-style-name="L6">
      <style:paragraph-properties fo:line-height="150%" fo:text-align="justify" style:justify-single-word="false"/>
      <style:text-properties style:font-name="Loma" fo:font-size="12pt" officeooo:paragraph-rsid="002da2bd" style:font-size-asian="12pt" style:font-size-complex="12pt"/>
    </style:style>
    <style:style style:name="P16" style:family="paragraph" style:parent-style-name="Standard" style:list-style-name="L5">
      <style:paragraph-properties fo:line-height="150%" fo:text-align="justify" style:justify-single-word="false"/>
      <style:text-properties style:font-name="Loma" fo:font-size="12pt" style:text-underline-style="none" officeooo:rsid="002e27eb" officeooo:paragraph-rsid="0030e360" style:font-size-asian="12pt" style:font-size-complex="12pt"/>
    </style:style>
    <style:style style:name="P17" style:family="paragraph" style:parent-style-name="Standard">
      <style:paragraph-properties fo:line-height="150%" fo:text-align="justify" style:justify-single-word="false"/>
      <style:text-properties fo:color="#000000" style:font-name="Loma" fo:font-size="12pt" fo:font-style="normal" fo:font-weight="normal" officeooo:rsid="0038281a" officeooo:paragraph-rsid="0038281a"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justify" style:justify-single-word="false"/>
      <style:text-properties fo:color="#000000" style:font-name="Loma" fo:font-size="12pt" fo:font-style="normal" fo:font-weight="normal" officeooo:rsid="003a18bc" officeooo:paragraph-rsid="003a18bc"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fo:text-align="justify" style:justify-single-word="false"/>
      <style:text-properties fo:color="#000000" style:font-name="Loma" fo:font-size="12pt" fo:font-style="normal" fo:font-weight="bold" officeooo:rsid="003a18bc" officeooo:paragraph-rsid="003a18bc" style:font-size-asian="12pt" style:font-style-asian="normal" style:font-weight-asian="bold" style:font-size-complex="12pt" style:font-style-complex="normal" style:font-weight-complex="bold"/>
    </style:style>
    <style:style style:name="P20" style:family="paragraph" style:parent-style-name="Standard">
      <style:paragraph-properties fo:line-height="150%" fo:text-align="justify" style:justify-single-word="false"/>
      <style:text-properties fo:color="#000000" style:font-name="Loma" fo:font-size="14pt" fo:font-style="normal" style:text-underline-style="solid" style:text-underline-width="auto" style:text-underline-color="font-color" fo:font-weight="bold" officeooo:rsid="003a18bc" officeooo:paragraph-rsid="003a18bc" style:font-size-asian="14pt" style:font-style-asian="normal" style:font-weight-asian="bold" style:font-size-complex="14pt" style:font-style-complex="normal" style:font-weight-complex="bold"/>
    </style:style>
    <style:style style:name="P21" style:family="paragraph" style:parent-style-name="Standard">
      <style:paragraph-properties fo:line-height="150%" fo:text-align="justify" style:justify-single-word="false"/>
      <style:text-properties fo:color="#000000" style:font-name="Loma" fo:font-size="14pt" fo:font-style="normal" style:text-underline-style="none" fo:font-weight="bold" officeooo:rsid="003a18bc" officeooo:paragraph-rsid="003a18bc" style:font-size-asian="14pt" style:font-style-asian="normal" style:font-weight-asian="bold" style:font-size-complex="14pt" style:font-style-complex="normal" style:font-weight-complex="bold"/>
    </style:style>
    <style:style style:name="P22" style:family="paragraph" style:parent-style-name="Standard">
      <style:paragraph-properties fo:line-height="150%" fo:text-align="justify" style:justify-single-word="false" fo:padding="0.074cm" fo:border-left="none" fo:border-right="none" fo:border-top="none" fo:border-bottom="0.06pt solid #000000" style:join-border="false"/>
      <style:text-properties fo:color="#000000" style:font-name="Loma" fo:font-size="12pt" fo:font-style="normal" fo:font-weight="normal" officeooo:rsid="0038281a" officeooo:paragraph-rsid="0038281a" style:font-size-asian="12pt" style:font-style-asian="normal" style:font-weight-asian="normal" style:font-size-complex="12pt" style:font-style-complex="normal" style:font-weight-complex="normal"/>
    </style:style>
    <style:style style:name="P23" style:family="paragraph" style:parent-style-name="Horizontal_20_Line">
      <style:paragraph-properties fo:line-height="150%" fo:text-align="justify" style:justify-single-word="false"/>
      <style:text-properties fo:color="#000000" style:font-name="Loma" fo:font-size="12pt" fo:font-style="normal" fo:font-weight="bold" officeooo:rsid="0038281a" officeooo:paragraph-rsid="00383c4e" style:font-size-asian="12pt" style:font-style-asian="normal" style:font-weight-asian="bold" style:font-size-complex="12pt" style:font-style-complex="normal" style:font-weight-complex="bold"/>
    </style:style>
    <style:style style:name="T1" style:family="text">
      <style:text-properties fo:color="#ff3333" fo:font-style="italic" fo:font-weight="bold" style:font-style-asian="italic" style:font-weight-asian="bold" style:font-style-complex="italic" style:font-weight-complex="bold"/>
    </style:style>
    <style:style style:name="T2" style:family="text">
      <style:text-properties fo:color="#ff3333" fo:font-style="italic" fo:font-weight="bold" officeooo:rsid="002da2bd" style:font-style-asian="italic" style:font-weight-asian="bold" style:font-style-complex="italic" style:font-weight-complex="bold"/>
    </style:style>
    <style:style style:name="T3" style:family="text">
      <style:text-properties officeooo:rsid="002da2bd"/>
    </style:style>
    <style:style style:name="T4" style:family="text">
      <style:text-properties fo:font-weight="bold"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fo:color="#0000ff" fo:font-style="italic" fo:font-weight="bold" style:font-style-asian="italic" style:font-weight-asian="bold" style:font-style-complex="italic" style:font-weight-complex="bold"/>
    </style:style>
    <style:style style:name="T7" style:family="text">
      <style:text-properties fo:color="#0000ff" fo:font-style="italic" fo:font-weight="bold" officeooo:rsid="002da2bd" style:font-style-asian="italic" style:font-weight-asian="bold" style:font-style-complex="italic" style:font-weight-complex="bold"/>
    </style:style>
    <style:style style:name="T8" style:family="text">
      <style:text-properties officeooo:rsid="0030e360"/>
    </style:style>
    <style:style style:name="T9" style:family="text">
      <style:text-properties fo:background-color="transparent" loext:char-shading-value="0"/>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bold" officeooo:rsid="002fbec1" style:font-style-asian="normal" style:font-weight-asian="bold" style:font-style-complex="normal" style:font-weight-complex="bold"/>
    </style:style>
    <style:style style:name="T12" style:family="text">
      <style:text-properties officeooo:rsid="003d3168"/>
    </style:style>
    <style:style style:name="T1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6"><text:span text:style-name="T11">Manual</text:span><text:span text:style-name="T10">: SISTEMA DE INVENTARIO CIC</text:span></text:p>
      <text:p text:style-name="P7"/>
      <text:p text:style-name="P5">Autor: Martín Daniel Cantarini</text:p>
      <text:p text:style-name="P5">Fecha: 10/03/2017</text:p>
      <text:p text:style-name="P4"/>
      <text:p text:style-name="P3">Funcionalidades:</text:p>
      <text:p text:style-name="P2"/>
      <text:p text:style-name="P8"><text:span text:style-name="T4">1) </text:span>Informar la cantidad de Impresoras que usan el mismo modelo de toner o cartucho</text:p>
      <text:list xml:id="list4430485606442558302" text:style-name="L1">
        <text:list-item>
          <text:p text:style-name="P11">En la opción <text:span text:style-name="T1">Listado de Cartuchos por Modelo</text:span></text:p>
        </text:list-item>
      </text:list>
      <text:p text:style-name="P10"/>
      <text:p text:style-name="P9"><text:span text:style-name="T4">3) </text:span>Informar la cantidad de toner o cartuchos comprados</text:p>
      <text:list xml:id="list122852447321578" text:continue-numbering="true" text:style-name="L1">
        <text:list-item>
          <text:p text:style-name="P11">En la opción <text:span text:style-name="T1">Listado de Cartuchos por Modelo</text:span></text:p>
        </text:list-item>
      </text:list>
      <text:p text:style-name="P10"/>
      <text:p text:style-name="P8"><text:span text:style-name="T4">4)</text:span> Informar la cantidad de toner o cartuchos libres</text:p>
      <text:list xml:id="list122852817208838" text:continue-numbering="true" text:style-name="L1">
        <text:list-item>
          <text:p text:style-name="P11">En la opción <text:span text:style-name="T1">Listado de Cartuchos por Modelo</text:span></text:p>
        </text:list-item>
      </text:list>
      <text:p text:style-name="P10"/>
      <text:p text:style-name="P8"><text:span text:style-name="T4">5)</text:span> Informar la cantidad de toner o cartuchos recargando</text:p>
      <text:list xml:id="list122852431245788" text:continue-numbering="true" text:style-name="L1">
        <text:list-item>
          <text:p text:style-name="P11">En la opción <text:span text:style-name="T1">Listado de Cartuchos por Modelo</text:span></text:p>
        </text:list-item>
      </text:list>
      <text:p text:style-name="P10"/>
      <text:p text:style-name="P8"><text:span text:style-name="T4">6)</text:span> Informar la cantidad de toner o cartuchos ocupados</text:p>
      <text:list xml:id="list122851220357270" text:continue-numbering="true" text:style-name="L1">
        <text:list-item>
          <text:p text:style-name="P11">En la opción <text:span text:style-name="T1">Listado de Cartuchos por Modelo</text:span></text:p>
        </text:list-item>
      </text:list>
      <text:p text:style-name="P10"/>
      <text:p text:style-name="P8"><text:soft-page-break/><text:span text:style-name="T4">7)</text:span> Informar la cantidad de toner o cartuchos originales</text:p>
      <text:list xml:id="list122852012366267" text:continue-numbering="true" text:style-name="L1">
        <text:list-item>
          <text:p text:style-name="P11">En la opción <text:span text:style-name="T1">Listado de Cartuchos por Modelo</text:span></text:p>
        </text:list-item>
      </text:list>
      <text:p text:style-name="P10"/>
      <text:p text:style-name="P8"><text:span text:style-name="T4">8)</text:span> Informar la cantidad de toner o cartuchos alternativos</text:p>
      <text:list xml:id="list122851067422354" text:continue-numbering="true" text:style-name="L1">
        <text:list-item>
          <text:p text:style-name="P11">En la opción <text:span text:style-name="T1">Listado de Cartuchos por Modelo</text:span></text:p>
        </text:list-item>
      </text:list>
      <text:p text:style-name="P10"/>
      <text:p text:style-name="P8"><text:span text:style-name="T4">9)</text:span> <text:span text:style-name="T9">Informar la cantidad de toner o cartuchos comprados en una fecha</text:span></text:p>
      <text:list xml:id="list122850948406535" text:continue-numbering="true" text:style-name="L1">
        <text:list-item>
          <text:p text:style-name="P11">En la opción <text:span text:style-name="T1">Listado de Cartuchos por Modelo</text:span> utilizando búsqueda por fecha</text:p>
        </text:list-item>
      </text:list>
      <text:p text:style-name="P10"/>
      <text:p text:style-name="P8"><text:span text:style-name="T4">10)</text:span> Informar la cantidad de toner o cartuchos recargando en una fecha</text:p>
      <text:list xml:id="list122851662782521" text:continue-numbering="true" text:style-name="L1">
        <text:list-item>
          <text:p text:style-name="P11">En la opción <text:span text:style-name="T1">Listado de Cartuchos por Modelo</text:span> utilizando búsqueda por fecha</text:p>
        </text:list-item>
      </text:list>
      <text:p text:style-name="P10"/>
      <text:p text:style-name="P8"><text:span text:style-name="T4">11)</text:span> Informar la cantidad de toner o cartuchos disponibles en una fecha</text:p>
      <text:list xml:id="list122851321716368" text:continue-numbering="true" text:style-name="L1">
        <text:list-item>
          <text:p text:style-name="P11">En la opción <text:span text:style-name="T1">Listado de Cartuchos por Modelo</text:span> utilizando búsqueda por fecha</text:p>
        </text:list-item>
      </text:list>
      <text:p text:style-name="P10"/>
      <text:p text:style-name="P8"><text:span text:style-name="T4">1</text:span><text:span text:style-name="T5">2)</text:span><text:span text:style-name="T9"> Informar los modelos de toner o cartuchos comprados en una fecha</text:span></text:p>
      <text:list xml:id="list122852517134607" text:continue-numbering="true" text:style-name="L1">
        <text:list-item>
          <text:p text:style-name="P11">En la opción <text:span text:style-name="T1">Listado de Cartuchos por Modelo</text:span> utilizando búsqueda por fecha</text:p>
        </text:list-item>
      </text:list>
      <text:p text:style-name="P10"/>
      <text:p text:style-name="P8"><text:span text:style-name="T4">13)</text:span> Informar los modelos de toner o cartuchos recargando en una fecha</text:p>
      <text:list xml:id="list122851707719216" text:continue-numbering="true" text:style-name="L1">
        <text:list-item>
          <text:p text:style-name="P11">En la opción <text:span text:style-name="T1">Listado de Cartuchos por Modelo</text:span> utilizando búsqueda por fecha</text:p>
        </text:list-item>
      </text:list>
      <text:p text:style-name="P10"/>
      <text:p text:style-name="P8"><text:span text:style-name="T4">14)</text:span> Informar los modelos de toner o cartuchos libres en una fecha</text:p>
      <text:list xml:id="list122851292583978" text:continue-numbering="true" text:style-name="L1">
        <text:list-item>
          <text:p text:style-name="P11">En la opción <text:span text:style-name="T1">Listado de Cartuchos por Modelo</text:span> utilizando búsqueda por fecha</text:p>
        </text:list-item>
      </text:list>
      <text:p text:style-name="P10"><text:soft-page-break/></text:p>
      <text:p text:style-name="P8"><text:span text:style-name="T4">15)</text:span> Informar los modelos de toner o cartuchos ocupados en una fecha</text:p>
      <text:list xml:id="list122853091523787" text:continue-numbering="true" text:style-name="L1">
        <text:list-item>
          <text:p text:style-name="P11">En la opción <text:span text:style-name="T1">Listado de Cartuchos por Modelo</text:span> utilizando búsqueda por fecha</text:p>
        </text:list-item>
      </text:list>
      <text:p text:style-name="P10"/>
      <text:p text:style-name="P8"><text:span text:style-name="T4">16) </text:span>Informar los departamentos que usan un modelo de toner o cartucho dado</text:p>
      <text:list xml:id="list8790032866782763680" text:style-name="L2">
        <text:list-item>
          <text:p text:style-name="P12">En la opción <text:span text:style-name="T1">Listado de Cartuchos por Modelo</text:span> haciendo <text:span text:style-name="T3">clic</text:span> sobre el modelo de cartucho/toner deseado</text:p>
        </text:list-item>
      </text:list>
      <text:p text:style-name="P10"/>
      <text:p text:style-name="P8"><text:span text:style-name="T4">17)</text:span> Informar el responsable de un departamento dado</text:p>
      <text:list xml:id="list4830919106019550024" text:style-name="L3">
        <text:list-item>
          <text:p text:style-name="P13">En la opción <text:span text:style-name="T6">Oficinas CIC</text:span></text:p>
        </text:list-item>
      </text:list>
      <text:p text:style-name="P10"/>
      <text:p text:style-name="P8"><text:span text:style-name="T4">18)</text:span> Informar el modelo de Impresora de un departamento dado</text:p>
      <text:list xml:id="list3699443482415850865" text:style-name="L4">
        <text:list-item>
          <text:p text:style-name="P14">En la opción<text:span text:style-name="T7"> Oficinas CIC</text:span> haciendo clic sobre el ID de oficina</text:p>
        </text:list-item>
      </text:list>
      <text:p text:style-name="P10"/>
      <text:p text:style-name="P8"><text:span text:style-name="T4">19)</text:span><text:span text:style-name="T9"> Informar todas las compras o recargas que se hicieron en las impresora/as de un departamento dado </text:span></text:p>
      <text:list xml:id="list379764025287442197" text:style-name="L5">
        <text:list-item>
          <text:p text:style-name="P16">En la opción<text:span text:style-name="T7"> Oficinas CIC</text:span> haciendo clic sobre el ID de oficina, <text:span text:style-name="T8">aquí se pueden ver las impresoras que se encuentran en la oficina y haciendo clic sobre cualquiera de ellas se puede saber el cartucho que están utilizando y <text:s/>por lo tanto la cantidad de recargas.</text:span></text:p>
        </text:list-item>
      </text:list>
      <text:p text:style-name="P10"/>
      <text:p text:style-name="P8"><text:span text:style-name="T4">20) </text:span>Informar la marca de toner o cartucho disponibles</text:p>
      <text:list xml:id="list5468753930018442878" text:style-name="L6">
        <text:list-item>
          <text:p text:style-name="P15"><text:soft-page-break/>En la opción <text:span text:style-name="T2">Listado de Cartuchos por Modelo</text:span></text:p>
        </text:list-item>
      </text:list>
      <text:p text:style-name="P23"/>
      <text:p text:style-name="P17"><text:span text:style-name="T4">21)</text:span> Guardar información sobre todas las compras, cada toner/cartucho debe tener asociado un numero de compra.</text:p>
      <text:p text:style-name="P17"/>
      <text:p text:style-name="P22"/>
      <text:p text:style-name="P20"/>
      <text:p text:style-name="P21">Detalles que tiene en cuenta el sistema:</text:p>
      <text:p text:style-name="P19">Printer:</text:p>
      <text:p text:style-name="P18">- En caso de eliminar una impresora, los cartuchos que están asociados a la misma pa<text:span text:style-name="T12">s</text:span>a<text:span text:style-name="T12">r</text:span> a estado LIBRE.</text:p>
      <text:p text:style-name="P18">-</text:p>
      <text:p text:style-name="P19">Cartridge:</text:p>
      <text:p text:style-name="P18">- Al asociar una impresora al cartucho, este debe pasar al estado EN USO</text:p>
      <text:p text:style-name="P18">- Al eliminar un cartucho, antes se verifica que no tenga ninguna impresora asociada, en caso de tener una se avisa al usuario que antes de poder eliminar la impresora se debe desligar el cartucho que tiene asociada.</text:p>
      <text:p text:style-name="P1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000000" fo:font-size="10pt" fo:font-style="italic" officeooo:rsid="0021fe1f" officeooo:paragraph-rsid="0021fe1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IC – Comisión de Investigaciones Científicas de la Provincia de Buenos Aires</text:p>
        <text:p text:style-name="MP1">Departamento de Sistemas <text:s/></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2:12:45.391038431</meta:creation-date>
    <dc:date>2017-03-27T12:28:50.817541900</dc:date>
    <meta:editing-duration>P3DT23H45M6S</meta:editing-duration>
    <meta:editing-cycles>14</meta:editing-cycles>
    <meta:generator>LibreOffice/5.1.6.2$Linux_X86_64 LibreOffice_project/10m0$Build-2</meta:generator>
    <meta:document-statistic meta:table-count="0" meta:image-count="0" meta:object-count="0" meta:page-count="4" meta:paragraph-count="53" meta:word-count="580" meta:character-count="3316" meta:non-whitespace-character-count="2801"/>
  </office:meta>
</office:document-meta>
</file>